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f225" officeooo:paragraph-rsid="0013f225"/>
    </style:style>
    <style:style style:name="P2" style:family="paragraph" style:parent-style-name="Standard">
      <style:text-properties officeooo:rsid="0013f225" officeooo:paragraph-rsid="0015a9ce"/>
    </style:style>
    <style:style style:name="P3" style:family="paragraph" style:parent-style-name="Standard">
      <style:text-properties officeooo:rsid="0013f225" officeooo:paragraph-rsid="0015ecff"/>
    </style:style>
    <style:style style:name="P4" style:family="paragraph" style:parent-style-name="Standard">
      <style:text-properties officeooo:rsid="0013f225" officeooo:paragraph-rsid="00178cbf"/>
    </style:style>
    <style:style style:name="P5" style:family="paragraph" style:parent-style-name="Standard">
      <style:text-properties officeooo:rsid="0013f225" officeooo:paragraph-rsid="001985c1"/>
    </style:style>
    <style:style style:name="P6" style:family="paragraph" style:parent-style-name="Standard">
      <style:text-properties officeooo:rsid="0013f225" officeooo:paragraph-rsid="001d3e0d"/>
    </style:style>
    <style:style style:name="P7" style:family="paragraph" style:parent-style-name="Standard">
      <style:text-properties officeooo:rsid="0013f225" officeooo:paragraph-rsid="00254a80"/>
    </style:style>
    <style:style style:name="P8" style:family="paragraph" style:parent-style-name="Standard">
      <style:paragraph-properties fo:text-align="center" style:justify-single-word="false"/>
      <style:text-properties fo:font-size="18pt" fo:font-style="normal" officeooo:rsid="0013f225" officeooo:paragraph-rsid="0013f225" style:font-size-asian="18pt" style:font-style-asian="normal" style:font-size-complex="18pt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5a9ce"/>
    </style:style>
    <style:style style:name="T3" style:family="text">
      <style:text-properties style:text-underline-style="solid" style:text-underline-width="auto" style:text-underline-color="font-color" officeooo:rsid="0015ecff"/>
    </style:style>
    <style:style style:name="T4" style:family="text">
      <style:text-properties style:text-underline-style="solid" style:text-underline-width="auto" style:text-underline-color="font-color" officeooo:rsid="00178cbf"/>
    </style:style>
    <style:style style:name="T5" style:family="text">
      <style:text-properties style:text-underline-style="solid" style:text-underline-width="auto" style:text-underline-color="font-color" officeooo:rsid="001b0e0d"/>
    </style:style>
    <style:style style:name="T6" style:family="text">
      <style:text-properties style:text-underline-style="solid" style:text-underline-width="auto" style:text-underline-color="font-color" officeooo:rsid="001dac8d"/>
    </style:style>
    <style:style style:name="T7" style:family="text">
      <style:text-properties style:text-underline-style="solid" style:text-underline-width="auto" style:text-underline-color="font-color" officeooo:rsid="0024f9fb"/>
    </style:style>
    <style:style style:name="T8" style:family="text">
      <style:text-properties style:text-underline-style="solid" style:text-underline-width="auto" style:text-underline-color="font-color" officeooo:rsid="00254a80"/>
    </style:style>
    <style:style style:name="T9" style:family="text">
      <style:text-properties style:text-underline-style="none"/>
    </style:style>
    <style:style style:name="T10" style:family="text">
      <style:text-properties officeooo:rsid="0015a9ce"/>
    </style:style>
    <style:style style:name="T11" style:family="text">
      <style:text-properties officeooo:rsid="0015ecff"/>
    </style:style>
    <style:style style:name="T12" style:family="text">
      <style:text-properties officeooo:rsid="00182ce5"/>
    </style:style>
    <style:style style:name="T13" style:family="text">
      <style:text-properties officeooo:rsid="00195ca5"/>
    </style:style>
    <style:style style:name="T14" style:family="text">
      <style:text-properties officeooo:rsid="001ce94e"/>
    </style:style>
    <style:style style:name="T15" style:family="text">
      <style:text-properties officeooo:rsid="001fa9c7"/>
    </style:style>
    <style:style style:name="T16" style:family="text">
      <style:text-properties officeooo:rsid="00217577"/>
    </style:style>
    <style:style style:name="T17" style:family="text">
      <style:text-properties officeooo:rsid="0022fc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escription du diagramme de cas d'utilisation :</text:p>
      <text:p text:style-name="P1"/>
      <text:p text:style-name="P2"><text:span text:style-name="T1">Cas "</text:span><text:span text:style-name="T2">Ajouter un objectif</text:span><text:span text:style-name="T1">" </text:span></text:p>
      <text:p text:style-name="P2"><text:span text:style-name="T9">Description du cas : </text:span>Permet de créer un nouvel objectif</text:p>
      <text:p text:style-name="P1">Acteur(s) : Utilisateur </text:p>
      <text:p text:style-name="P1">Conditions requises : Avoi<text:span text:style-name="T17">r</text:span> accès à l'application <text:span text:style-name="T10">et autorisé l'application à écrire dans le calendrier</text:span></text:p>
      <text:p text:style-name="P1">Conséquences : Permet <text:span text:style-name="T10">par la suite à l'utilisateur de recevoir une notification, de consulter l'objectif <text:tab/><text:tab/> <text:s text:c="2"/>ou encore de le supprimer via l'application. Ajoute aussi l'objectif sous la forme <text:tab/><text:tab/> <text:s text:c="2"/>d'un événement dans le calendrier principal de son téléphone</text:span></text:p>
      <text:p text:style-name="P1"/>
      <text:p text:style-name="P3"><text:span text:style-name="T1">Cas "</text:span><text:span text:style-name="T3">Supprimer </text:span><text:span text:style-name="T7">ou accomplir </text:span><text:span text:style-name="T3">un objectif</text:span><text:span text:style-name="T1">" </text:span></text:p>
      <text:p text:style-name="P3"><text:span text:style-name="T9">Description du cas : </text:span>Permet de <text:span text:style-name="T11">supprimer un</text:span> objectif <text:span text:style-name="T11">existant</text:span></text:p>
      <text:p text:style-name="P3">Acteur(s) : Utilisateur </text:p>
      <text:p text:style-name="P3">Conditions requises : Avoi<text:span text:style-name="T17">r</text:span> accès à l'application,<text:span text:style-name="T10"> autorisé l'application à écrire dans le calendrier </text:span></text:p>
      <text:p text:style-name="P3">Conséquences : <text:span text:style-name="T11">Diminue la liste des objectifs de l'utilisateur et supprimer l'événement le<text:tab/><text:tab/><text:tab/> <text:s text:c="2"/>représentant dans le calendrier principal de son téléphone.</text:span></text:p>
      <text:p text:style-name="P3"/>
      <text:p text:style-name="P4"><text:span text:style-name="T1">Cas "</text:span><text:span text:style-name="T4">Modifier un objectif</text:span><text:span text:style-name="T1">" </text:span></text:p>
      <text:p text:style-name="P4"><text:span text:style-name="T9">Description du cas : </text:span>Permet de <text:span text:style-name="T12">modifier un</text:span> objectif <text:span text:style-name="T11">existant</text:span></text:p>
      <text:p text:style-name="P4">Acteur(s) : Utilisateur </text:p>
      <text:p text:style-name="P4">Conditions requises : Avoi<text:span text:style-name="T17">r</text:span> accès à l'application,<text:span text:style-name="T10"> autorisé l'application à écrire dans le calendrier </text:span></text:p>
      <text:p text:style-name="P4">Conséquences : <text:span text:style-name="T13">Modifie l'événement représentant l'objectif dans le calendrier principal du téléphone <text:tab/><text:tab/> <text:s/>de l'utilisateur ainsi que dans l'application</text:span></text:p>
      <text:p text:style-name="P4"/>
      <text:p text:style-name="P5"><text:span text:style-name="T1">Cas "</text:span><text:span text:style-name="T5">Consulter ses objectifs</text:span><text:span text:style-name="T1">" </text:span></text:p>
      <text:p text:style-name="P5"><text:span text:style-name="T9">Description du cas : </text:span>Permet de <text:span text:style-name="T15">consulter tout les objectifs de manière rapide</text:span></text:p>
      <text:p text:style-name="P5">Acteur(s) : Utilisateur </text:p>
      <text:p text:style-name="P5">Conditions requises : Avoi<text:span text:style-name="T17">r</text:span> accès à l'application,<text:span text:style-name="T10"> autorisé l'application à lire dans le calendrier </text:span></text:p>
      <text:p text:style-name="P5">Conséquences : <text:span text:style-name="T14">Permet par la suite à l'utilisateur de consulter un objectif de manière détaillée.</text:span></text:p>
      <text:p text:style-name="P5"/>
      <text:p text:style-name="P6"><text:span text:style-name="T1">Cas "</text:span><text:span text:style-name="T5">Consulter </text:span><text:span text:style-name="T6">un objectif de manière détaillée</text:span><text:span text:style-name="T1">" </text:span></text:p>
      <text:p text:style-name="P6"><text:span text:style-name="T9">Description du cas : </text:span>Permet de <text:span text:style-name="T16">consulté de manière détaillée un objectif choisit</text:span></text:p>
      <text:p text:style-name="P6">Acteur(s) : Utilisateur </text:p>
      <text:p text:style-name="P6">Conditions requises : Avoi<text:span text:style-name="T17">r</text:span> accès à l'application,<text:span text:style-name="T10"> autorisé l'application à lire dans le calendrier </text:span></text:p>
      <text:p text:style-name="P6">Conséquences : <text:span text:style-name="T14">Permet par la suite à l'utilisateur de valider ou d'accomplir un objectif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42S</meta:editing-duration>
    <meta:editing-cycles>23</meta:editing-cycles>
    <meta:generator>LibreOffice/5.1.5.2$Windows_x86 LibreOffice_project/7a864d8825610a8c07cfc3bc01dd4fce6a9447e5</meta:generator>
    <dc:date>2017-03-10T19:19:14.683000000</dc:date>
    <meta:document-statistic meta:table-count="0" meta:image-count="0" meta:object-count="0" meta:page-count="1" meta:paragraph-count="26" meta:word-count="279" meta:character-count="1928" meta:non-whitespace-character-count="1642"/>
    <meta:user-defined meta:name="Info 1"/>
    <meta:user-defined meta:name="Info 2"/>
    <meta:user-defined meta:name="Info 3"/>
    <meta:user-defined meta:name="Info 4"/>
  </office:meta>
</office:document-meta>
</file>